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9.01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31.4mm"/>
    </style:style>
    <style:style style:name="co9" style:family="table-column">
      <style:table-column-properties fo:break-before="auto" style:column-width="46.11mm"/>
    </style:style>
    <style:style style:name="co10" style:family="table-column">
      <style:table-column-properties fo:break-before="auto" style:column-width="9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/>
      <table:table table:name="mixed 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aram: implName</text:p>
          </table:table-cell>
          <table:table-cell office:value-type="string" calcext:value-type="string">
            <text:p>Param: numberOfAccounts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4686.076897" calcext:value-type="float">
            <text:p>304.686</text:p>
          </table:table-cell>
          <table:table-cell office:value-type="float" office:value="925509.406174" calcext:value-type="float">
            <text:p>925.50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592.181305" calcext:value-type="float">
            <text:p>13.592</text:p>
          </table:table-cell>
          <table:table-cell office:value-type="float" office:value="32712.723015" calcext:value-type="float">
            <text:p>32.71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9493.983329" calcext:value-type="float">
            <text:p>79.494</text:p>
          </table:table-cell>
          <table:table-cell office:value-type="float" office:value="336864.191839" calcext:value-type="float">
            <text:p>336.86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778.418702" calcext:value-type="float">
            <text:p>17.778</text:p>
          </table:table-cell>
          <table:table-cell office:value-type="float" office:value="37286.87329" calcext:value-type="float">
            <text:p>37.28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3263.78695" calcext:value-type="float">
            <text:p>113.264</text:p>
          </table:table-cell>
          <table:table-cell office:value-type="float" office:value="356679.641853" calcext:value-type="float">
            <text:p>356.68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557.706611" calcext:value-type="float">
            <text:p>80.558</text:p>
          </table:table-cell>
          <table:table-cell office:value-type="float" office:value="184023.667424" calcext:value-type="float">
            <text:p>184.02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083766.518713" calcext:value-type="float">
            <text:p>7.083.767</text:p>
          </table:table-cell>
          <table:table-cell office:value-type="float" office:value="4392010.44861" calcext:value-type="float">
            <text:p>4.392.01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242928.266116" calcext:value-type="float">
            <text:p>4.242.928</text:p>
          </table:table-cell>
          <table:table-cell office:value-type="float" office:value="2844820.6391" calcext:value-type="float">
            <text:p>2.844.82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1477.451066" calcext:value-type="float">
            <text:p>341.477</text:p>
          </table:table-cell>
          <table:table-cell office:value-type="float" office:value="264242.771042" calcext:value-type="float">
            <text:p>264.24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47084.918663" calcext:value-type="float">
            <text:p>1.947.085</text:p>
          </table:table-cell>
          <table:table-cell office:value-type="float" office:value="1216045.925438" calcext:value-type="float">
            <text:p>1.216.04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4489.27544" calcext:value-type="float">
            <text:p>234.489</text:p>
          </table:table-cell>
          <table:table-cell office:value-type="float" office:value="182503.975541" calcext:value-type="float">
            <text:p>182.5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7786.607428" calcext:value-type="float">
            <text:p>317.787</text:p>
          </table:table-cell>
          <table:table-cell office:value-type="float" office:value="191054.308652" calcext:value-type="float">
            <text:p>191.05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01633.839506" calcext:value-type="float">
            <text:p>6.001.634</text:p>
          </table:table-cell>
          <table:table-cell office:value-type="float" office:value="1542564.938694" calcext:value-type="float">
            <text:p>1.542.56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05301.467708" calcext:value-type="float">
            <text:p>2.905.301</text:p>
          </table:table-cell>
          <table:table-cell office:value-type="float" office:value="2141874.04719" calcext:value-type="float">
            <text:p>2.141.87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1591.520654" calcext:value-type="float">
            <text:p>171.592</text:p>
          </table:table-cell>
          <table:table-cell office:value-type="float" office:value="141867.372237" calcext:value-type="float">
            <text:p>141.86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29269.13312" calcext:value-type="float">
            <text:p>2.729.269</text:p>
          </table:table-cell>
          <table:table-cell office:value-type="float" office:value="1383188.79305" calcext:value-type="float">
            <text:p>1.383.18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061.344542" calcext:value-type="float">
            <text:p>19.061</text:p>
          </table:table-cell>
          <table:table-cell office:value-type="float" office:value="23941.430861" calcext:value-type="float">
            <text:p>23.94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6410.373482" calcext:value-type="float">
            <text:p>176.410</text:p>
          </table:table-cell>
          <table:table-cell office:value-type="float" office:value="123990.049726" calcext:value-type="float">
            <text:p>123.99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44967.085083" calcext:value-type="float">
            <text:p>1.644.967</text:p>
          </table:table-cell>
          <table:table-cell office:value-type="float" office:value="660686.33756" calcext:value-type="float">
            <text:p>660.6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57132.062278" calcext:value-type="float">
            <text:p>1.157.132</text:p>
          </table:table-cell>
          <table:table-cell office:value-type="float" office:value="630460.609452" calcext:value-type="float">
            <text:p>630.461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7503.653977" calcext:value-type="float">
            <text:p>117.504</text:p>
          </table:table-cell>
          <table:table-cell office:value-type="float" office:value="38295.533444" calcext:value-type="float">
            <text:p>38.29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8201.37976" calcext:value-type="float">
            <text:p>198.201</text:p>
          </table:table-cell>
          <table:table-cell office:value-type="float" office:value="68004.446922" calcext:value-type="float">
            <text:p>68.00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139.670629" calcext:value-type="float">
            <text:p>53.140</text:p>
          </table:table-cell>
          <table:table-cell office:value-type="float" office:value="25353.459502" calcext:value-type="float">
            <text:p>25.35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8990.31844" calcext:value-type="float">
            <text:p>118.990</text:p>
          </table:table-cell>
          <table:table-cell office:value-type="float" office:value="85913.01058" calcext:value-type="float">
            <text:p>85.91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319847.6927" calcext:value-type="float">
            <text:p>3.319.848</text:p>
          </table:table-cell>
          <table:table-cell office:value-type="float" office:value="885424.217601" calcext:value-type="float">
            <text:p>885.42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balance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80805.286881" calcext:value-type="float">
            <text:p>1.580.805</text:p>
          </table:table-cell>
          <table:table-cell office:value-type="float" office:value="480270.010584" calcext:value-type="float">
            <text:p>480.27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deposit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8009.895336" calcext:value-type="float">
            <text:p>108.010</text:p>
          </table:table-cell>
          <table:table-cell office:value-type="float" office:value="16189.690845" calcext:value-type="float">
            <text:p>16.19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getEntries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50109.694986" calcext:value-type="float">
            <text:p>1.450.110</text:p>
          </table:table-cell>
          <table:table-cell office:value-type="float" office:value="419823.050408" calcext:value-type="float">
            <text:p>419.823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transfer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5187.80497" calcext:value-type="float">
            <text:p>75.188</text:p>
          </table:table-cell>
          <table:table-cell office:value-type="float" office:value="16885.076982" calcext:value-type="float">
            <text:p>16.88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.hs_augsburg.nlp.two.BasicMonitor.BenchBank.mixed:withdraw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5735.010527" calcext:value-type="float">
            <text:p>105.735</text:p>
          </table:table-cell>
          <table:table-cell office:value-type="float" office:value="21647.18817" calcext:value-type="float">
            <text:p>21.647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f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4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ort" table:style-name="ta1">
        <table:table-column table:style-name="co10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aram: implName</text:p>
          </table:table-cell>
        </table:table-row>
        <table:table-row table:style-name="ro1">
          <table:table-cell office:value-type="string" calcext:value-type="string">
            <text:p>BenchBank.mixed</text:p>
          </table:table-cell>
          <table:table-cell office:value-type="float" office:value="304686.076897" calcext:value-type="float">
            <text:p>304.686</text:p>
          </table:table-cell>
          <table:table-cell office:value-type="float" office:value="925509.406174" calcext:value-type="float">
            <text:p>925.509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onitor</text:p>
          </table:table-cell>
        </table:table-row>
        <table:table-row table:style-name="ro1">
          <table:table-cell office:value-type="string" calcext:value-type="string">
            <text:p>BenchBank.mixed</text:p>
          </table:table-cell>
          <table:table-cell office:value-type="float" office:value="7083766.518713" calcext:value-type="float">
            <text:p>7.083.767</text:p>
          </table:table-cell>
          <table:table-cell office:value-type="float" office:value="4392010.44861" calcext:value-type="float">
            <text:p>4.392.010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mallLock</text:p>
          </table:table-cell>
        </table:table-row>
        <table:table-row table:style-name="ro1">
          <table:table-cell office:value-type="string" calcext:value-type="string">
            <text:p>BenchBank.mixed</text:p>
          </table:table-cell>
          <table:table-cell office:value-type="float" office:value="6001633.839506" calcext:value-type="float">
            <text:p>6.001.634</text:p>
          </table:table-cell>
          <table:table-cell office:value-type="float" office:value="1542564.938694" calcext:value-type="float">
            <text:p>1.542.565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Cas</text:p>
          </table:table-cell>
        </table:table-row>
        <table:table-row table:style-name="ro1">
          <table:table-cell office:value-type="string" calcext:value-type="string">
            <text:p>BenchBank.mixed</text:p>
          </table:table-cell>
          <table:table-cell office:value-type="float" office:value="1644967.085083" calcext:value-type="float">
            <text:p>1.644.967</text:p>
          </table:table-cell>
          <table:table-cell office:value-type="float" office:value="660686.33756" calcext:value-type="float">
            <text:p>660.686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Accumulator</text:p>
          </table:table-cell>
        </table:table-row>
        <table:table-row table:style-name="ro1">
          <table:table-cell office:value-type="string" calcext:value-type="string">
            <text:p>BenchBank.mixed</text:p>
          </table:table-cell>
          <table:table-cell office:value-type="float" office:value="3319847.6927" calcext:value-type="float">
            <text:p>3.319.848</text:p>
          </table:table-cell>
          <table:table-cell office:value-type="float" office:value="885424.217601" calcext:value-type="float">
            <text:p>885.424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umber of accounts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mple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.00.0000</text:date>, <text:time style:data-style-name="N2" text:time-value="19:06:19.360724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5T19:06:31.642272088</dc:date>
    <dc:creator>Ferdinand Mathia</dc:creator>
    <meta:editing-duration>PT3M18S</meta:editing-duration>
    <meta:editing-cycles>2</meta:editing-cycles>
    <meta:generator>LibreOffice/5.0.5.2$Linux_X86_64 LibreOffice_project/00m0$Build-2</meta:generator>
    <meta:document-statistic meta:table-count="2" meta:cell-count="315" meta:object-count="0"/>
  </office:meta>
</office:document-meta>
</file>